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2" table:default-cell-style-name="Default"/>
        <table:table-row table:style-name="ro2">
          <table:table-cell table:style-name="ce1" office:value-type="string">
            <text:p>Graph</text:p>
          </table:table-cell>
          <table:table-cell table:style-name="ce1" office:value-type="string">
            <text:p>best</text:p>
          </table:table-cell>
          <table:table-cell table:style-name="ce1" office:value-type="string">
            <text:p>avg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crystk01</text:p>
          </table:table-cell>
          <table:table-cell table:style-name="ce3" table:formula="of:=MIN([.I22:.I93])" office:value-type="float" office:value="0">
            <text:p>0</text:p>
          </table:table-cell>
          <table:table-cell table:style-name="ce4" table:formula="of:=AVERAGE([.I22:.I93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s3rmq4m1</text:p>
          </table:table-cell>
          <table:table-cell table:style-name="ce3" table:formula="of:=MIN([.S22:.S121])" office:value-type="float" office:value="0">
            <text:p>0</text:p>
          </table:table-cell>
          <table:table-cell table:style-name="ce4" table:formula="of:=AVERAGE([.S22:.S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s15850</text:p>
          </table:table-cell>
          <table:table-cell table:style-name="ce3" table:formula="of:=MIN([.P22:.P121])" office:value-type="float" office:value="0">
            <text:p>0</text:p>
          </table:table-cell>
          <table:table-cell table:style-name="ce4" table:formula="of:=AVERAGE([.P22:.P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>
            <text:p>vibrobox</text:p>
          </table:table-cell>
          <table:table-cell table:style-name="ce3" table:formula="of:=MIN([.E22:.E121])" office:value-type="float" office:value="0">
            <text:p>0</text:p>
          </table:table-cell>
          <table:table-cell table:style-name="ce4" table:formula="of:=AVERAGE([.E22:.E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industry2</text:p>
          </table:table-cell>
          <table:table-cell table:style-name="ce3" table:formula="of:=MIN([.N22:.N121])" office:value-type="float" office:value="0">
            <text:p>0</text:p>
          </table:table-cell>
          <table:table-cell table:style-name="ce4" table:formula="of:=AVERAGE([.N22:.N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>
            <text:p>memplus</text:p>
          </table:table-cell>
          <table:table-cell table:style-name="ce3" table:formula="of:=MIN([.O22:.O121])" office:value-type="float" office:value="0">
            <text:p>0</text:p>
          </table:table-cell>
          <table:table-cell table:style-name="ce4" table:formula="of:=AVERAGE([.O22:.O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s35932</text:p>
          </table:table-cell>
          <table:table-cell table:style-name="ce3" table:formula="of:=MIN([.Q22:.Q121])" office:value-type="float" office:value="0">
            <text:p>0</text:p>
          </table:table-cell>
          <table:table-cell table:style-name="ce4" table:formula="of:=AVERAGE([.Q22:.Q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s38584</text:p>
          </table:table-cell>
          <table:table-cell table:style-name="ce3" table:formula="of:=MIN([.R22:.R121])" office:value-type="float" office:value="0">
            <text:p>0</text:p>
          </table:table-cell>
          <table:table-cell table:style-name="ce4" table:formula="of:=AVERAGE([.R22:.R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>
            <text:p>avqsmall</text:p>
          </table:table-cell>
          <table:table-cell table:style-name="ce3" table:formula="of:=MIN([.G22:.G121])" office:value-type="float" office:value="0">
            <text:p>0</text:p>
          </table:table-cell>
          <table:table-cell table:style-name="ce4" table:formula="of:=AVERAGE([.G22:.G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cs4</text:p>
          </table:table-cell>
          <table:table-cell table:style-name="ce3" table:formula="of:=MIN([.J22:.J121])" office:value-type="float" office:value="0">
            <text:p>0</text:p>
          </table:table-cell>
          <table:table-cell table:style-name="ce4" table:formula="of:=AVERAGE([.J22:.J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ibm03</text:p>
          </table:table-cell>
          <table:table-cell table:style-name="ce3" table:formula="of:=MIN([.K22:.K121])" office:value-type="float" office:value="0">
            <text:p>0</text:p>
          </table:table-cell>
          <table:table-cell table:style-name="ce4" table:formula="of:=AVERAGE([.K22:.K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>
            <text:p>avqlarge</text:p>
          </table:table-cell>
          <table:table-cell table:style-name="ce3" table:formula="of:=MIN([.F22:.F121])" office:value-type="float" office:value="0">
            <text:p>0</text:p>
          </table:table-cell>
          <table:table-cell table:style-name="ce4" table:formula="of:=AVERAGE([.F22:.F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ibm04</text:p>
          </table:table-cell>
          <table:table-cell table:style-name="ce3" table:formula="of:=MIN([.L22:.L121])" office:value-type="float" office:value="0">
            <text:p>0</text:p>
          </table:table-cell>
          <table:table-cell table:style-name="ce4" table:formula="of:=AVERAGE([.L22:.L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ibm05</text:p>
          </table:table-cell>
          <table:table-cell table:style-name="ce3" table:formula="of:=MIN([.M22:.M121])" office:value-type="float" office:value="0">
            <text:p>0</text:p>
          </table:table-cell>
          <table:table-cell table:style-name="ce4" table:formula="of:=AVERAGE([.M22:.M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style-name="ce2" office:value-type="string">
            <text:p>bcsstk32</text:p>
          </table:table-cell>
          <table:table-cell table:style-name="ce3" table:formula="of:=MIN([.H22:.H121])" office:value-type="float" office:value="0">
            <text:p>0</text:p>
          </table:table-cell>
          <table:table-cell table:style-name="ce4" table:formula="of:=AVERAGE([.H22:.H121])" office:value-type="float" office:value="0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4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4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virobox</text:p>
          </table:table-cell>
          <table:table-cell office:value-type="string">
            <text:p>avqlarge</text:p>
          </table:table-cell>
          <table:table-cell office:value-type="string">
            <text:p>avqsmall</text:p>
          </table:table-cell>
          <table:table-cell office:value-type="string">
            <text:p>bcsstk32</text:p>
          </table:table-cell>
          <table:table-cell office:value-type="string">
            <text:p>crystk01</text:p>
          </table:table-cell>
          <table:table-cell office:value-type="string">
            <text:p>cs4</text:p>
          </table:table-cell>
          <table:table-cell office:value-type="string">
            <text:p>ibm03</text:p>
          </table:table-cell>
          <table:table-cell office:value-type="string">
            <text:p>ibm04</text:p>
          </table:table-cell>
          <table:table-cell office:value-type="string">
            <text:p>ibm05</text:p>
          </table:table-cell>
          <table:table-cell office:value-type="string">
            <text:p>industry2</text:p>
          </table:table-cell>
          <table:table-cell office:value-type="string">
            <text:p>memplus</text:p>
          </table:table-cell>
          <table:table-cell office:value-type="string">
            <text:p>s15850</text:p>
          </table:table-cell>
          <table:table-cell office:value-type="string">
            <text:p>s35932</text:p>
          </table:table-cell>
          <table:table-cell office:value-type="string">
            <text:p>s38584</text:p>
          </table:table-cell>
          <table:table-cell office:value-type="string">
            <text:p>s3rmq4m1</text:p>
          </table:table-cell>
        </table:table-row>
        <table:table-row table:style-name="ro4" table:number-rows-repeated="100">
          <table:table-cell table:number-columns-repeated="19"/>
        </table:table-row>
        <table:table-row table:style-name="ro4">
          <table:table-cell table:number-columns-repeated="5"/>
          <table:table-cell table:style-name="Default" table:number-columns-repeated="2"/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Schlag</meta:initial-creator>
    <meta:creation-date>2014-01-24T11:33:09</meta:creation-date>
    <meta:printed-by>Sebastian Schlag</meta:printed-by>
    <meta:print-date>2014-01-24T13:54:28</meta:print-date>
    <dc:date>2014-01-29T12:11:42</dc:date>
    <dc:creator>Sebastian Schlag</dc:creator>
    <meta:editing-duration>P3DT18H9M</meta:editing-duration>
    <meta:editing-cycles>3</meta:editing-cycles>
    <meta:generator>LibreOffice/3.5$Linux_X86_64 LibreOffice_project/350m1$Build-2</meta:generator>
    <meta:document-statistic meta:table-count="3" meta:cell-count="63" meta:object-count="0"/>
  </office:meta>
</office:document-meta>
</file>